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f9e7" officeooo:paragraph-rsid="0018f9e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c21b9" officeooo:paragraph-rsid="001c21b9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db847" officeooo:paragraph-rsid="001db847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e0ae3" officeooo:paragraph-rsid="001e0ae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b040" officeooo:paragraph-rsid="001fb04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21011" officeooo:paragraph-rsid="0022101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37ddc" officeooo:paragraph-rsid="00237ddc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8f9e7" officeooo:paragraph-rsid="0018f9e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21b9" officeooo:paragraph-rsid="001c21b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b847" officeooo:paragraph-rsid="001db84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e0ae3" officeooo:paragraph-rsid="001e0ae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0a86f" officeooo:paragraph-rsid="0020a86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21011" officeooo:paragraph-rsid="0022101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c530" officeooo:paragraph-rsid="0022c53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5c47" officeooo:paragraph-rsid="00235c4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37ddc" officeooo:paragraph-rsid="00237dd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5c950" officeooo:paragraph-rsid="0025c950" style:font-size-asian="10.5pt" style:font-weight-asian="normal" style:font-size-complex="12pt" style:font-weight-complex="normal"/>
    </style:style>
    <style:style style:name="T1" style:family="text">
      <style:text-properties officeooo:rsid="0019f6c0"/>
    </style:style>
    <style:style style:name="T2" style:family="text">
      <style:text-properties officeooo:rsid="001b74d6"/>
    </style:style>
    <style:style style:name="T3" style:family="text">
      <style:text-properties officeooo:rsid="001e0ae3"/>
    </style:style>
    <style:style style:name="T4" style:family="text">
      <style:text-properties officeooo:rsid="00221011"/>
    </style:style>
    <style:style style:name="T5" style:family="text">
      <style:text-properties fo:font-weight="normal" officeooo:rsid="0022c530" style:font-weight-asian="normal" style:font-weight-complex="normal"/>
    </style:style>
    <style:style style:name="T6" style:family="text">
      <style:text-properties officeooo:rsid="00237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boletín 1:</text:p>
      <text:p text:style-name="P8"/>
      <text:p text:style-name="P2">EJERCICIO 1:</text:p>
      <text:p text:style-name="P1"/>
      <text:p text:style-name="P8">CATEGORÍAS (#Nombre)</text:p>
      <text:p text:style-name="P8"><text:tab/>nombre es cadena no nulo</text:p>
      <text:p text:style-name="P8"><text:tab/>PK(nombre)</text:p>
      <text:p text:style-name="P8"/>
      <text:p text:style-name="P8">PRODUCTOS (#Nombre, Precio, Num_Productos)</text:p>
      <text:p text:style-name="P8"><text:tab/>nombre es cadena no nulo</text:p>
      <text:p text:style-name="P8"><text:tab/>precio es decimal no nulo</text:p>
      <text:p text:style-name="P8"><text:tab/>num_productos es entero no nulo</text:p>
      <text:p text:style-name="P8"><text:tab/>PK(nombre)</text:p>
      <text:p text:style-name="P8"/>
      <text:p text:style-name="P8">PERTENECE (#Nombre_cat, #nombre_prod)</text:p>
      <text:p text:style-name="P8"><text:tab/>nombre_cat es cadena no nulo</text:p>
      <text:p text:style-name="P8"><text:tab/>nombre_prod es cadena no nulo</text:p>
      <text:p text:style-name="P8"><text:tab/>PK(nombre_prod)</text:p>
      <text:p text:style-name="P8"><text:tab/>FK(nombre_cat/CATEGORÍAS(nombre))</text:p>
      <text:p text:style-name="P8"><text:tab/>FK(nombre_prod/PRODUCTO(nombre))</text:p>
      <text:p text:style-name="P8"/>
      <text:p text:style-name="P8">CLIENTES (#DNI, nombre, apellidos, dirección, fecha_nac)</text:p>
      <text:p text:style-name="P8"><text:tab/>DNI es <text:span text:style-name="T6">cadena</text:span> no nulo</text:p>
      <text:p text:style-name="P8"><text:tab/>nombre es cadena no nulo</text:p>
      <text:p text:style-name="P8"><text:tab/>apellidos es cadena no nulo</text:p>
      <text:p text:style-name="P8"><text:tab/>dirección es cadena no nulo</text:p>
      <text:p text:style-name="P8"><text:tab/>fecha_nac es <text:span text:style-name="T6">fecha</text:span> no nulo<text:tab/></text:p>
      <text:p text:style-name="P8"><text:tab/>PK(DNI)</text:p>
      <text:p text:style-name="P8"/>
      <text:p text:style-name="P8">VENDE (#Nombre_prod, <text:span text:style-name="T1">Fecha, #</text:span>DNI_Cliente)</text:p>
      <text:p text:style-name="P8"><text:tab/>Nombre_prod es cadena no nulo</text:p>
      <text:p text:style-name="P8"><text:tab/>DNI_Cliente es <text:span text:style-name="T6">cadena</text:span> no nulo</text:p>
      <text:p text:style-name="P8"><text:tab/><text:span text:style-name="T1">Fecha es </text:span><text:span text:style-name="T6">fecha</text:span><text:span text:style-name="T1"> no nulo</text:span></text:p>
      <text:p text:style-name="P8"><text:tab/>PK(Nombre_Prod, DNI_Cliente)</text:p>
      <text:p text:style-name="P8"><text:tab/><text:span text:style-name="T2">FK(Nombre_Prod/PRODUCTO(nombre))</text:span></text:p>
      <text:p text:style-name="P8"><text:tab/><text:span text:style-name="T2">FK(DNI_cliente/CLIENTE(DNI))</text:span></text:p>
      <text:p text:style-name="P8"/>
      <text:p text:style-name="P8"/>
      <text:p text:style-name="P8"/>
      <text:p text:style-name="P17">Esta en 1FN porque todos los valores de los atributos son atómic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EJERCICIO 2:</text:p>
      <text:p text:style-name="P2"/>
      <text:p text:style-name="P9">ALUMNOS (#DNI, apellidos, nombre, fecha_nac)</text:p>
      <text:p text:style-name="P9"><text:tab/>DNI es <text:span text:style-name="T6">cadena</text:span> no nulo</text:p>
      <text:p text:style-name="P9"><text:tab/>apellidos es cadena no nulo</text:p>
      <text:p text:style-name="P9"><text:tab/>nombre es cadena no nulo</text:p>
      <text:p text:style-name="P9"><text:tab/>fecha_nac es <text:span text:style-name="T6">fecha</text:span> no nulo</text:p>
      <text:p text:style-name="P9"><text:tab/>PK(DNI)</text:p>
      <text:p text:style-name="P9"/>
      <text:p text:style-name="P9">PROFESOR (#DNI, NSS, nombre, apellidos)</text:p>
      <text:p text:style-name="P9"><text:tab/>DNI es <text:span text:style-name="T6">cadena</text:span> no nulo<text:tab/></text:p>
      <text:p text:style-name="P9"><text:tab/>NSS es entero no nulo</text:p>
      <text:p text:style-name="P9"><text:tab/>nombre es cadena no nulo</text:p>
      <text:p text:style-name="P9"><text:tab/>apellidos es cadena no nulo</text:p>
      <text:p text:style-name="P9"><text:tab/>PK(DNI)</text:p>
      <text:p text:style-name="P9"/>
      <text:p text:style-name="P9">ASIGNA (#DNI_profesor, #DNI_alumno, fecha)</text:p>
      <text:p text:style-name="P9"><text:tab/>DNI_profesor es <text:span text:style-name="T6">cadena</text:span> no nulo</text:p>
      <text:p text:style-name="P9"><text:tab/>DNI_alumno es <text:span text:style-name="T6">cadena</text:span> no nulo</text:p>
      <text:p text:style-name="P9"><text:tab/>Fecha es <text:span text:style-name="T6">fecha</text:span> no nulo</text:p>
      <text:p text:style-name="P9"><text:tab/>PK(DNI_profesor, DNI_alumno)</text:p>
      <text:p text:style-name="P9"><text:tab/>FK(DNI_profesor/PROFESOR(DNI))</text:p>
      <text:p text:style-name="P9"><text:tab/>FK(DNI_alumno/ALUMNO(DNI))</text:p>
      <text:p text:style-name="P9"/>
      <text:p text:style-name="P9">COCHE (#Matrícula, modelo, marca)</text:p>
      <text:p text:style-name="P9"><text:tab/>Matrícula es cadena no nulo</text:p>
      <text:p text:style-name="P9"><text:tab/>modelo es cadena no nulo</text:p>
      <text:p text:style-name="P9"><text:tab/>marca es cadena no nulo</text:p>
      <text:p text:style-name="P9"><text:tab/>PK(matrícula)</text:p>
      <text:p text:style-name="P9"/>
      <text:p text:style-name="P9">CONDUCE(#DNI_alumno, #Matrícula, fecha)</text:p>
      <text:p text:style-name="P9"><text:tab/>DNI_alumno es <text:span text:style-name="T6">cadena</text:span> no nulo</text:p>
      <text:p text:style-name="P9"><text:tab/>Matrícula es cadena no nulo</text:p>
      <text:p text:style-name="P9"><text:tab/>Fecha es <text:span text:style-name="T6">fecha</text:span> no nulo</text:p>
      <text:p text:style-name="P9"><text:tab/>PK(DNI_alumno, Matrícula)</text:p>
      <text:p text:style-name="P9"><text:tab/>FK(DNI_alumno/ALUMNO(DNI))</text:p>
      <text:p text:style-name="P9"><text:tab/>FK(Matricula/COCHE(Matrícula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EJERCICIO 3:</text:p>
      <text:p text:style-name="P3"/>
      <text:p text:style-name="P10">EMPLEADOS (#NSS, DNI, casado, soltero, hijos, apellidos, nombre, #nombre_dep)</text:p>
      <text:p text:style-name="P10"><text:tab/>NSS es entero no nulo<text:tab/></text:p>
      <text:p text:style-name="P10"><text:tab/>DNI es <text:span text:style-name="T6">cadena</text:span> no nulo</text:p>
      <text:p text:style-name="P10"><text:tab/>casado es cadena no nulo</text:p>
      <text:p text:style-name="P10"><text:tab/>soltero es cadena no nulo</text:p>
      <text:p text:style-name="P10"><text:tab/>hijos es entero no nulo</text:p>
      <text:p text:style-name="P10"><text:tab/>apellidos es cadena no nulo</text:p>
      <text:p text:style-name="P10"><text:tab/>nombre es cadena no nulo</text:p>
      <text:p text:style-name="P10"><text:tab/>nombre_dep es cadena no nulo</text:p>
      <text:p text:style-name="P10"><text:tab/>PK(DNI)</text:p>
      <text:p text:style-name="P10"><text:tab/>FK(nombre_dep/DEPARTAMENTO(nombre))</text:p>
      <text:p text:style-name="P10"/>
      <text:p text:style-name="P10">DEPARTAMENTO (#Nombre, presupuesto)</text:p>
      <text:p text:style-name="P10"><text:tab/>nombre es cadena no nulo</text:p>
      <text:p text:style-name="P10"><text:tab/>presupuesto es decimal no nulo</text:p>
      <text:p text:style-name="P10"><text:tab/>PK(Nombre)</text:p>
      <text:p text:style-name="P10"/>
      <text:p text:style-name="P10">DEPENDE (#Nombre_dep)</text:p>
      <text:p text:style-name="P10"><text:tab/>Nombre_dep <text:span text:style-name="T3">es </text:span>cadena no nulo</text:p>
      <text:p text:style-name="P10"><text:tab/>PK(nombre_dep)</text:p>
      <text:p text:style-name="P10"><text:tab/>FK(nombre_dep/DEPARTAMENTO(nombre)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EJERCICIO 4:</text:p>
      <text:p text:style-name="P4"/>
      <text:p text:style-name="P11">CLIENTES (#DNI, nombre, dirección, ciudad)</text:p>
      <text:p text:style-name="P11"><text:tab/>DNI es <text:span text:style-name="T6">cadena</text:span> no nulo</text:p>
      <text:p text:style-name="P11"><text:tab/>nombre es cadena no nulo</text:p>
      <text:p text:style-name="P11"><text:tab/>dirección es cadena no nulo</text:p>
      <text:p text:style-name="P11"><text:tab/>ciudad es cadena no nulo</text:p>
      <text:p text:style-name="P11"><text:tab/>PK(DNI)</text:p>
      <text:p text:style-name="P11"/>
      <text:p text:style-name="P11">CUENTA (#Num_cuenta, saldo, #num_sucursal)</text:p>
      <text:p text:style-name="P11"><text:tab/>num_cuenta es entero no nulo</text:p>
      <text:p text:style-name="P11"><text:tab/>saldo es decimal no nulo</text:p>
      <text:p text:style-name="P11"><text:tab/>num_sucursal es entero no nulo</text:p>
      <text:p text:style-name="P11"><text:tab/>PK(num_cuenta)</text:p>
      <text:p text:style-name="P11"><text:tab/>FK(num_sucursal/SUCURSAL(número))</text:p>
      <text:p text:style-name="P11"/>
      <text:p text:style-name="P11">ABRIR (#DNI_cliente, #num_cuenta)</text:p>
      <text:p text:style-name="P11"><text:tab/>DNI_cliente es <text:span text:style-name="T6">cadena</text:span> no nulo</text:p>
      <text:p text:style-name="P11"><text:tab/>num_cuenta es entero no nulo</text:p>
      <text:p text:style-name="P11"><text:tab/>PK(DNI_cliente, num_cuenta)</text:p>
      <text:p text:style-name="P11"><text:tab/>FK(DNI_cliente/CLIENTE(DNI))</text:p>
      <text:p text:style-name="P11"><text:tab/>FK(Num_cuenta/CUENTA(num_cuenta))</text:p>
      <text:p text:style-name="P11"/>
      <text:p text:style-name="P11">SUCURSAL (#Numero, ciudad, activo_disponible)</text:p>
      <text:p text:style-name="P11"><text:tab/>número es entero no nulo</text:p>
      <text:p text:style-name="P11"><text:tab/>ciudad es cadena no nulo</text:p>
      <text:p text:style-name="P11"><text:tab/>activo_disponible es decimal no nulo</text:p>
      <text:p text:style-name="P11"><text:tab/>PK(Número)</text:p>
      <text:p text:style-name="P11"/>
      <text:p text:style-name="P11">TRANSACCIONES (#Número, tipo, fecha, cantidad, #num_cuenta)</text:p>
      <text:p text:style-name="P11"><text:tab/>número es entero no nulo</text:p>
      <text:p text:style-name="P11"><text:tab/>tipo es cadena no nulo</text:p>
      <text:p text:style-name="P11"><text:tab/>fecha es <text:span text:style-name="T6">fecha</text:span> no nulo</text:p>
      <text:p text:style-name="P11"><text:tab/>cantidad es decimal no nulo</text:p>
      <text:p text:style-name="P11"><text:tab/>num_cuenta es entero no nulo</text:p>
      <text:p text:style-name="P11"><text:tab/>PK(número)</text:p>
      <text:p text:style-name="P11"><text:tab/>FK(num_cuenta/CUENTA(num_cuenta)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EJERCICIO 5:</text:p>
      <text:p text:style-name="P5"/>
      <text:p text:style-name="P12">ALUMNO (#Num_Cuenta, Nombre, Nacionalidad, #Nombre_grupo)</text:p>
      <text:p text:style-name="P12"><text:tab/>Num_Cuenta es entero no nulo</text:p>
      <text:p text:style-name="P12"><text:tab/>Nombre es cadena no nulo</text:p>
      <text:p text:style-name="P12"><text:tab/>Nacionalidad es cadena no nulo</text:p>
      <text:p text:style-name="P12"><text:tab/>PK(Num_Cuenta)</text:p>
      <text:p text:style-name="P12"><text:tab/>FK(Nombre_Grupo/GRUPO(Nombre_grupo))</text:p>
      <text:p text:style-name="P12"/>
      <text:p text:style-name="P12">GRUPO (#Nombre, Horario, Nivel, <text:span text:style-name="T4">#NSS_profesor</text:span>)</text:p>
      <text:p text:style-name="P12"><text:tab/>Nombre es cadena no nulo</text:p>
      <text:p text:style-name="P12"><text:tab/>Horario es entero no nulo</text:p>
      <text:p text:style-name="P12"><text:tab/>Nivel es cadena no nulo</text:p>
      <text:p text:style-name="P12"><text:tab/>PK(Nombre)</text:p>
      <text:p text:style-name="P13"><text:tab/>FK(NSS_profesor, PROFESOR(NSS))</text:p>
      <text:p text:style-name="P12"/>
      <text:p text:style-name="P13">PROFESOR (#NSS, nacionalidad, nombre, apellido)</text:p>
      <text:p text:style-name="P13"><text:tab/>Nombre es cadena no nulo</text:p>
      <text:p text:style-name="P13"><text:tab/>Nacionalidad es cadena no nulo</text:p>
      <text:p text:style-name="P13"><text:tab/>NSS es entero no nulo</text:p>
      <text:p text:style-name="P13"><text:tab/>Apellido es cadena no nulo</text:p>
      <text:p text:style-name="P13"><text:tab/>PK(NSS)</text:p>
      <text:p text:style-name="P6"/>
      <text:p text:style-name="P6">EJERCICIO 6:</text:p>
      <text:p text:style-name="P13">SALA (#Número, situación)</text:p>
      <text:p text:style-name="P13"><text:tab/>Número es entero no nulo</text:p>
      <text:p text:style-name="P13"><text:tab/>Situación es cadena no nulo</text:p>
      <text:p text:style-name="P13"><text:tab/>PK(Número)</text:p>
      <text:p text:style-name="P13"/>
      <text:p text:style-name="P13">MÉDICO (#DNI, dirección, num_cuenta, apellido, nombre)</text:p>
      <text:p text:style-name="P13"><text:tab/>DNI es <text:span text:style-name="T6">cadena</text:span> no nulo</text:p>
      <text:p text:style-name="P13"><text:tab/>dirección es cadena no nulo</text:p>
      <text:p text:style-name="P13"><text:tab/>num_cuenta es entero no nulo</text:p>
      <text:p text:style-name="P13"><text:tab/>apellido es cadena no nulo</text:p>
      <text:p text:style-name="P13"><text:tab/>nombre es cadena no nulo</text:p>
      <text:p text:style-name="P6"><text:tab/><text:span text:style-name="T5">PK(DNI)</text:span></text:p>
      <text:p text:style-name="P13"/>
      <text:p text:style-name="P14">CONSULTA (#DNI_médico, #número_sala)</text:p>
      <text:p text:style-name="P14"><text:tab/>DNI_médico es <text:span text:style-name="T6">cadena</text:span> no nulo</text:p>
      <text:p text:style-name="P14"><text:tab/>número_sala es entero no nulo</text:p>
      <text:p text:style-name="P14"><text:tab/>PK(DNI_médico, número_sala)</text:p>
      <text:p text:style-name="P14"><text:tab/>FK(DNI_médico/MÉDICO(DNI))</text:p>
      <text:p text:style-name="P14"><text:tab/>FK(número_sala/SALA(número))</text:p>
      <text:p text:style-name="P14"/>
      <text:p text:style-name="P15">PACIENTE (#DNI, dirección, nombre, apellido, #DNI_médico)</text:p>
      <text:p text:style-name="P15"><text:tab/>DNI es <text:span text:style-name="T6">cadena</text:span> no nulo</text:p>
      <text:p text:style-name="P15"><text:tab/>dirección es cadena no nulo</text:p>
      <text:p text:style-name="P15"><text:tab/>nombre es cadena no nulo</text:p>
      <text:p text:style-name="P15"><text:tab/>apellido es cadena no nulo</text:p>
      <text:p text:style-name="P15"><text:tab/>DNI_médico es entero no nulo</text:p>
      <text:p text:style-name="P15"><text:tab/>PK(DNI)</text:p>
      <text:p text:style-name="P15"><text:tab/>FK(DNI_médico/MÉDICO(DNI))</text:p>
      <text:p text:style-name="P7"><text:soft-page-break/>EJERCICIO 8:</text:p>
      <text:p text:style-name="P7"/>
      <text:p text:style-name="P16">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09:18:53.183044139</meta:creation-date>
    <dc:date>2021-11-29T09:41:55.432404999</dc:date>
    <meta:editing-duration>PT2H7M27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6" meta:paragraph-count="162" meta:word-count="605" meta:character-count="4410" meta:non-whitespace-character-count="3837"/>
  </office:meta>
</office:document-meta>
</file>